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cebo e defiro a petição inicial, para os fins do art. 7º, da Lei de Execução Fiscal (LEF).</text:p>
      <text:p text:style-name="P1">2. Cite-se o executado(s), nos termos do art. 8º, da LEF, pelo correio, para, no prazo de 05 (cinco) dias:</text:p>
      <text:p text:style-name="P1">a) pagar a dívida, que deverá ser recolhida em dez dias diretamente ao Fundo Penitenciário Estadual, juntando-se a comprovação aos autos ao fim daquele prazo;</text:p>
      <text:p text:style-name="P1">b) garantir a execução, através de depósito em dinheiro, fiança bancária, nomeação de bens ou indicação à penhora de bens oferecidos por terceiros.</text:p>
      <text:p text:style-name="P2">Esclareça-se que o apenado/executado poderá requerer o pagamento parcelado (LEP, art. 169), inclusive mediante desconto no vencimento ou salário (art. 168).</text:p>
      <text:p text:style-name="P1">3. Ressalte-se que, recaindo a nomeação em bem imóvel, faz-se necessária a juntada aos autos, pelo executado, de certidão de sua matrícula, expedida pelo registro imobiliário competente, nos termos do art. 1.245, do Código Civil; recaindo em bens móveis, presume-se sua propriedade tão-somente pela posse, porquanto transferível pela tradição.</text:p>
      <text:p text:style-name="P1">4. Pago o débito, abra-se vista ao Ministério Público, caso não tenha sido por ele informado o pagamento; considerado suficiente o valor, retornem os autos conclusos para que seja julgada extinta a execução; argüida a insuficiência do pagamento, proceda-se conforme requerido pelo Exeqüente.</text:p>
      <text:p text:style-name="P1">5. Frustrada a citação pelo correio proceda-se à citação por oficial de justiça ou por edital, ressaltando-se que esta somente é possível após exauridas todas as diligências necessárias para a localização do devedor.</text:p>
      <text:p text:style-name="P1">6. Efetuada a citação e não paga ou garantida a execução, dê-se vista ao Ministério Público.</text:p>
      <text:p text:style-name="P1">7. Garantida a execução através de depósito em dinheiro ou fiança bancária, caso não sejam oferecidos embargos, dê-se vista dos autos ao Exeqüente, nos termos do art. 18, da LEF.</text:p>
      <text:p text:style-name="P1">8. Na hipótese do Executado nomear bem(ns) à penhora ou indicar à penhora bens oferecidos por terceiros, dê-se vista dos autos ao Exeqüente para, no prazo de 10 dias, oferecer manifestação, vindo, em seguida, os autos à conclusão.</text:p>
      <text:p text:style-name="P1">Cumpra-se e intimem-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0:32:21.201000000</meta:creation-date>
    <dc:date>2021-11-10T10:32:58.713000000</dc:date>
    <meta:editing-duration>PT38S</meta:editing-duration>
    <meta:editing-cycles>1</meta:editing-cycles>
    <meta:document-statistic meta:table-count="0" meta:image-count="0" meta:object-count="0" meta:page-count="1" meta:paragraph-count="12" meta:word-count="320" meta:character-count="2035" meta:non-whitespace-character-count="1727"/>
    <meta:generator>LibreOffice/5.3.1.2$Windows_X86_64 LibreOffice_project/e80a0e0fd1875e1696614d24c32df0f95f03deb2</meta:generator>
  </office:meta>
</office:document-meta>
</file>